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25-01-19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24-01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23-01-0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22-01-0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21-01-07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20-01-05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19-01-0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4100333001</text:p>
          </table:table-cell>
          <table:table-cell office:value-type="string" calcext:value-type="string">
            <text:p>2018-01-05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